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d8b7" officeooo:paragraph-rsid="0010d8b7"/>
    </style:style>
    <style:style style:name="P2" style:family="paragraph" style:parent-style-name="Preformatted_20_Text">
      <style:text-properties officeooo:rsid="0013ad9f" officeooo:paragraph-rsid="0013ad9f"/>
    </style:style>
    <style:style style:name="P3" style:family="paragraph" style:parent-style-name="Preformatted_20_Text">
      <style:text-properties officeooo:rsid="00152678" officeooo:paragraph-rsid="00152678"/>
    </style:style>
    <style:style style:name="P4" style:family="paragraph" style:parent-style-name="Preformatted_20_Text">
      <style:text-properties officeooo:rsid="0016d052" officeooo:paragraph-rsid="0016d052"/>
    </style:style>
    <style:style style:name="P5" style:family="paragraph" style:parent-style-name="Preformatted_20_Text">
      <style:text-properties officeooo:rsid="0016d612" officeooo:paragraph-rsid="0016d612"/>
    </style:style>
    <style:style style:name="P6" style:family="paragraph" style:parent-style-name="Preformatted_20_Text">
      <style:text-properties officeooo:rsid="00178ac4" officeooo:paragraph-rsid="00178ac4"/>
    </style:style>
    <style:style style:name="P7" style:family="paragraph" style:parent-style-name="Preformatted_20_Text">
      <style:text-properties officeooo:rsid="00178ac4" officeooo:paragraph-rsid="00192881"/>
    </style:style>
    <style:style style:name="P8" style:family="paragraph" style:parent-style-name="Preformatted_20_Text">
      <style:text-properties officeooo:rsid="001815ec" officeooo:paragraph-rsid="001815ec"/>
    </style:style>
    <style:style style:name="P9" style:family="paragraph" style:parent-style-name="Preformatted_20_Text">
      <style:text-properties officeooo:rsid="00192881" officeooo:paragraph-rsid="00192881"/>
    </style:style>
    <style:style style:name="P10" style:family="paragraph" style:parent-style-name="Preformatted_20_Text">
      <style:text-properties fo:font-weight="bold" officeooo:rsid="0010d8b7" officeooo:paragraph-rsid="0010d8b7" style:font-weight-asian="bold" style:font-weight-complex="bold"/>
    </style:style>
    <style:style style:name="P11" style:family="paragraph" style:parent-style-name="Preformatted_20_Text">
      <style:text-properties fo:font-weight="bold" officeooo:rsid="0013ad9f" officeooo:paragraph-rsid="0013ad9f" style:font-weight-asian="bold" style:font-weight-complex="bold"/>
    </style:style>
    <style:style style:name="P12" style:family="paragraph" style:parent-style-name="Preformatted_20_Text">
      <style:text-properties fo:font-weight="bold" officeooo:rsid="00152678" officeooo:paragraph-rsid="00152678" style:font-weight-asian="bold" style:font-weight-complex="bold"/>
    </style:style>
    <style:style style:name="P13" style:family="paragraph" style:parent-style-name="Preformatted_20_Text">
      <style:text-properties fo:font-weight="bold" officeooo:rsid="0016d052" officeooo:paragraph-rsid="0016d052" style:font-weight-asian="bold" style:font-weight-complex="bold"/>
    </style:style>
    <style:style style:name="P14" style:family="paragraph" style:parent-style-name="Preformatted_20_Text">
      <style:text-properties fo:font-weight="bold" officeooo:rsid="0016d612" officeooo:paragraph-rsid="0016d612" style:font-weight-asian="bold" style:font-weight-complex="bold"/>
    </style:style>
    <style:style style:name="P15" style:family="paragraph" style:parent-style-name="Preformatted_20_Text">
      <style:text-properties fo:font-weight="bold" officeooo:rsid="00178ac4" officeooo:paragraph-rsid="00178ac4" style:font-weight-asian="bold" style:font-weight-complex="bold"/>
    </style:style>
    <style:style style:name="P16" style:family="paragraph" style:parent-style-name="Preformatted_20_Text">
      <style:text-properties fo:font-weight="bold" officeooo:rsid="001815ec" officeooo:paragraph-rsid="001815ec" style:font-weight-asian="bold" style:font-weight-complex="bold"/>
    </style:style>
    <style:style style:name="P17" style:family="paragraph" style:parent-style-name="Preformatted_20_Text">
      <style:text-properties fo:font-weight="bold" officeooo:rsid="00192881" officeooo:paragraph-rsid="00192881" style:font-weight-asian="bold" style:font-weight-complex="bold"/>
    </style:style>
    <style:style style:name="P18" style:family="paragraph" style:parent-style-name="Preformatted_20_Text">
      <style:text-properties fo:font-weight="bold" officeooo:rsid="0019d41d" officeooo:paragraph-rsid="0019d41d" style:font-weight-asian="bold" style:font-weight-complex="bold"/>
    </style:style>
    <style:style style:name="P19" style:family="paragraph" style:parent-style-name="Preformatted_20_Text">
      <style:text-properties fo:font-weight="bold" officeooo:rsid="001b5ddb" officeooo:paragraph-rsid="001b5ddb" style:font-weight-asian="bold" style:font-weight-complex="bold"/>
    </style:style>
    <style:style style:name="P20" style:family="paragraph" style:parent-style-name="Preformatted_20_Text">
      <style:text-properties officeooo:rsid="0019d41d" officeooo:paragraph-rsid="0019d41d"/>
    </style:style>
    <style:style style:name="P21" style:family="paragraph" style:parent-style-name="Preformatted_20_Text">
      <style:text-properties officeooo:rsid="001b5ddb" officeooo:paragraph-rsid="001b5ddb"/>
    </style:style>
    <style:style style:name="P22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OS2 installation:</text:p>
      <text:p text:style-name="P1"/>
      <text:p text:style-name="P11">Step 1:</text:p>
      <text:p text:style-name="P2"/>
      <text:p text:style-name="P1"/>
      <text:p text:style-name="P1"><text:bookmark text:name="codecell0"/>locale <text:s/># check for UTF-8</text:p>
      <text:p text:style-name="Preformatted_20_Text"/>
      <text:p text:style-name="Preformatted_20_Text">sudo apt update &amp;&amp; sudo apt install locales</text:p>
      <text:p text:style-name="Preformatted_20_Text">sudo locale-gen en_US en_US.UTF-8</text:p>
      <text:p text:style-name="Preformatted_20_Text">sudo update-locale LC_ALL=en_US.UTF-8 LANG=en_US.UTF-8</text:p>
      <text:p text:style-name="Preformatted_20_Text">export LANG=en_US.UTF-8</text:p>
      <text:p text:style-name="Preformatted_20_Text"/>
      <text:p text:style-name="P22">locale <text:s/># verify settings</text:p>
      <text:p text:style-name="P11">Step 2:</text:p>
      <text:p text:style-name="P2"/>
      <text:p text:style-name="P2"><text:bookmark text:name="codecell1"/>apt-cache policy | grep universe</text:p>
      <text:p text:style-name="P2"/>
      <text:p text:style-name="P12">Step 3:</text:p>
      <text:p text:style-name="P3"/>
      <text:p text:style-name="P3">sudo apt install software-properties-common</text:p>
      <text:p text:style-name="P3">sudo add-apt-repository universe</text:p>
      <text:p text:style-name="P3"/>
      <text:p text:style-name="P13">Step 4:</text:p>
      <text:p text:style-name="P13"/>
      <text:p text:style-name="P4">sudo apt update &amp;&amp; sudo apt install curl gnupg2 lsb-release</text:p>
      <text:p text:style-name="P4">sudo curl -sSL https://raw.githubusercontent.com/ros/rosdistro/master/ros.key <text:s/>-o /usr/share/keyrings/ros-archive-keyring.gpg</text:p>
      <text:p text:style-name="P4"/>
      <text:p text:style-name="P14">Step 5:</text:p>
      <text:p text:style-name="P5"/>
      <text:p text:style-name="P5">echo "deb [arch=$(dpkg --print-architecture) signed-by=/usr/share/keyrings/ros-archive-keyring.gpg] http://packages.ros.org/ros2/ubuntu $(source /etc/os-release &amp;&amp; echo $UBUNTU_CODENAME) main" | sudo tee /etc/apt/sources.list.d/ros2.list &gt; /dev/null</text:p>
      <text:p text:style-name="P5"/>
      <text:p text:style-name="P15">Step 6:</text:p>
      <text:p text:style-name="P6"/>
      <text:p text:style-name="P6">sudo apt update</text:p>
      <text:p text:style-name="P6"/>
      <text:p text:style-name="P15">Step 7:</text:p>
      <text:p text:style-name="P6"/>
      <text:p text:style-name="P6">sudo apt upgrade</text:p>
      <text:p text:style-name="P6"/>
      <text:p text:style-name="P6"/>
      <text:p text:style-name="P16">Step 8:</text:p>
      <text:p text:style-name="P8"/>
      <text:p text:style-name="P8">sudo apt install ros-foxy-desktop</text:p>
      <text:p text:style-name="P16"/>
      <text:p text:style-name="P17">Step 9:</text:p>
      <text:p text:style-name="P6"/>
      <text:p text:style-name="P6"/>
      <text:p text:style-name="P6">source /opt/ros/foxy/setup.bash</text:p>
      <text:p text:style-name="P6"/>
      <text:p text:style-name="P17">Step 10:</text:p>
      <text:p text:style-name="P9"/>
      <text:p text:style-name="P9">gedit ~/.bashrc</text:p>
      <text:p text:style-name="P9">copy the following line at the end of the file</text:p>
      <text:p text:style-name="P7">source /opt/ros/foxy/setup.bash</text:p>
      <text:p text:style-name="P7"><text:soft-page-break/></text:p>
      <text:p text:style-name="P18">Step 11:</text:p>
      <text:p text:style-name="P20"/>
      <text:p text:style-name="P20">sudo apt install python3-colcon-common-extensions</text:p>
      <text:p text:style-name="P20"/>
      <text:p text:style-name="P18">Step 12:</text:p>
      <text:p text:style-name="P20"/>
      <text:p text:style-name="P20">mkdir -p ~/ros2_ws/src</text:p>
      <text:p text:style-name="P20">cd ~/ros2_ws</text:p>
      <text:p text:style-name="P20"/>
      <text:p text:style-name="P19">Step 13:</text:p>
      <text:p text:style-name="P19"/>
      <text:p text:style-name="P21">colcon bui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0:29:44.888689137</meta:creation-date>
    <meta:editing-duration>PT36M55S</meta:editing-duration>
    <meta:editing-cycles>13</meta:editing-cycles>
    <meta:generator>LibreOffice/6.4.7.2$Linux_X86_64 LibreOffice_project/40$Build-2</meta:generator>
    <dc:date>2022-07-25T11:06:43.479596638</dc:date>
    <meta:document-statistic meta:table-count="0" meta:image-count="0" meta:object-count="0" meta:page-count="2" meta:paragraph-count="37" meta:word-count="139" meta:character-count="1138" meta:non-whitespace-character-count="1034"/>
  </office:meta>
</office:document-meta>
</file>